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aqari</text:h>
      <text:h text:outline-level="2" text:style-name="Heading_2" text:is-list-header="true">Table structure for table transfers</text:h>
      <table:table table:name="transfers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ell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y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ice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tus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sh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transfers</text:h>
      <table:table table:name="transfers_structure">
        <table:table-column table:number-columns-repeated="6"/>
        <table:table-row>
          <table:table-cell office:value-type="string">
            <text:p>id</text:p>
          </table:table-cell>
          <table:table-cell office:value-type="string">
            <text:p>seller_id</text:p>
          </table:table-cell>
          <table:table-cell office:value-type="string">
            <text:p>buyer_id</text:p>
          </table:table-cell>
          <table:table-cell office:value-type="string">
            <text:p>price</text:p>
          </table:table-cell>
          <table:table-cell office:value-type="string">
            <text:p>status</text:p>
          </table:table-cell>
          <table:table-cell office:value-type="string">
            <text:p>hash</text:p>
          </table:table-cell>
        </table:table-row>
      </table:table>
      <text:h text:outline-level="2" text:style-name="Heading_2" text:is-list-header="true">Table structure for table users</text:h>
      <table:table table:name="users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2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ivil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hone_number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2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users</text:h>
      <table:table table:name="users_structure">
        <table:table-column table:number-columns-repeated="5"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civil_id</text:p>
          </table:table-cell>
          <table:table-cell office:value-type="string">
            <text:p>phone_number</text:p>
          </table:table-cell>
          <table:table-cell office:value-type="string">
            <text:p>email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Nasser</text:p>
          </table:table-cell>
          <table:table-cell office:value-type="float" office:value="12345678">
            <text:p>12345678</text:p>
          </table:table-cell>
          <table:table-cell office:value-type="float" office:value="91233177">
            <text:p>91233177</text:p>
          </table:table-cell>
          <table:table-cell office:value-type="string">
            <text:p>nasserbusaidi@gmail.com</text:p>
          </table:table-cell>
        </table:table-row>
      </table:table>
      <text:h text:outline-level="2" text:style-name="Heading_2" text:is-list-header="true">Table structure for table user_bank_details</text:h>
      <table:table table:name="user_bank_details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ank_name</text:p>
          </table:table-cell>
          <table:table-cell office:value-type="string">
            <text:p>varchar(2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count_number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user_bank_details</text:h>
      <table:table table:name="user_bank_details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user_id</text:p>
          </table:table-cell>
          <table:table-cell office:value-type="string">
            <text:p>bank_name</text:p>
          </table:table-cell>
          <table:table-cell office:value-type="string">
            <text:p>account_number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3-06-13T09:26:18+02:00</meta:creation-date>
  </office:meta>
</office:document-meta>
</file>